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pach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rtime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memori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Total de Acessos</text:p>
          </table:table-cell>
          <table:table-cell office:value-type="string" calcext:value-type="string">
            <text:p>KiloBytes</text:p>
          </table:table-cell>
          <table:table-cell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2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20" calcext:value-type="float">
            <text:p>902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45" calcext:value-type="float">
            <text:p>400.045,00</text:p>
          </table:table-cell>
          <table:table-cell office:value-type="float" office:value="338522" calcext:value-type="float">
            <text:p>338.522,00</text:p>
          </table:table-cell>
          <table:table-cell/>
          <table:table-cell office:value-type="string" calcext:value-type="string">
            <text:p>memoria</text:p>
          </table:table-cell>
          <table:table-cell table:style-name="ce2" table:formula="of:=AVERAGE([.E2:.E178])" office:value-type="percentage" office:value="0.00894915254237285" calcext:value-type="percentage">
            <text:p>0,89%</text:p>
          </table:table-cell>
          <table:table-cell/>
          <table:table-cell table:style-name="ce3" office:value-type="string" calcext:value-type="string">
            <text:p>Total de Acessos</text:p>
          </table:table-cell>
          <table:table-cell table:style-name="ce3" table:formula="of:=AVERAGE([.G2:.G178])" office:value-type="float" office:value="400353.344632768" calcext:value-type="float">
            <text:p>400.353,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2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22" calcext:value-type="float">
            <text:p>902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048" calcext:value-type="float">
            <text:p>400.048,00</text:p>
          </table:table-cell>
          <table:table-cell office:value-type="float" office:value="338525" calcext:value-type="float">
            <text:p>338.525,00</text:p>
          </table:table-cell>
          <table:table-cell/>
          <table:table-cell office:value-type="string" calcext:value-type="string">
            <text:p>cpu</text:p>
          </table:table-cell>
          <table:table-cell table:style-name="ce2" table:formula="of:=AVERAGE([.F2:.F178])" office:value-type="percentage" office:value="0.0012316384180791" calcext:value-type="percentage">
            <text:p>0,12%</text:p>
          </table:table-cell>
          <table:table-cell/>
          <table:table-cell table:style-name="ce3" office:value-type="string" calcext:value-type="string">
            <text:p>KiloBytes</text:p>
          </table:table-cell>
          <table:table-cell table:style-name="ce3" table:formula="of:=AVERAGE([.H2:.H178])" office:value-type="float" office:value="338818.06779661" calcext:value-type="float">
            <text:p>338.818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2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23" calcext:value-type="float">
            <text:p>902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52" calcext:value-type="float">
            <text:p>400.052,00</text:p>
          </table:table-cell>
          <table:table-cell office:value-type="float" office:value="338529" calcext:value-type="float">
            <text:p>338.52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3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25" calcext:value-type="float">
            <text:p>902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55" calcext:value-type="float">
            <text:p>400.055,00</text:p>
          </table:table-cell>
          <table:table-cell office:value-type="float" office:value="338532" calcext:value-type="float">
            <text:p>338.53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3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27" calcext:value-type="float">
            <text:p>902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59" calcext:value-type="float">
            <text:p>400.059,00</text:p>
          </table:table-cell>
          <table:table-cell office:value-type="float" office:value="338536" calcext:value-type="float">
            <text:p>338.53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3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29" calcext:value-type="float">
            <text:p>902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62" calcext:value-type="float">
            <text:p>400.062,00</text:p>
          </table:table-cell>
          <table:table-cell office:value-type="float" office:value="338539" calcext:value-type="float">
            <text:p>338.53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3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30" calcext:value-type="float">
            <text:p>903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66" calcext:value-type="float">
            <text:p>400.066,00</text:p>
          </table:table-cell>
          <table:table-cell office:value-type="float" office:value="338542" calcext:value-type="float">
            <text:p>338.54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3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32" calcext:value-type="float">
            <text:p>9032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float" office:value="400069" calcext:value-type="float">
            <text:p>400.069,00</text:p>
          </table:table-cell>
          <table:table-cell office:value-type="float" office:value="338545" calcext:value-type="float">
            <text:p>338.545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3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34" calcext:value-type="float">
            <text:p>903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073" calcext:value-type="float">
            <text:p>400.073,00</text:p>
          </table:table-cell>
          <table:table-cell office:value-type="float" office:value="338549" calcext:value-type="float">
            <text:p>338.54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4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36" calcext:value-type="float">
            <text:p>903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76" calcext:value-type="float">
            <text:p>400.076,00</text:p>
          </table:table-cell>
          <table:table-cell office:value-type="float" office:value="338552" calcext:value-type="float">
            <text:p>338.55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4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37" calcext:value-type="float">
            <text:p>903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80" calcext:value-type="float">
            <text:p>400.080,00</text:p>
          </table:table-cell>
          <table:table-cell office:value-type="float" office:value="338556" calcext:value-type="float">
            <text:p>338.55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4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39" calcext:value-type="float">
            <text:p>903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083" calcext:value-type="float">
            <text:p>400.083,00</text:p>
          </table:table-cell>
          <table:table-cell office:value-type="float" office:value="338559" calcext:value-type="float">
            <text:p>338.55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4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41" calcext:value-type="float">
            <text:p>904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87" calcext:value-type="float">
            <text:p>400.087,00</text:p>
          </table:table-cell>
          <table:table-cell office:value-type="float" office:value="338562" calcext:value-type="float">
            <text:p>338.56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4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43" calcext:value-type="float">
            <text:p>904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90" calcext:value-type="float">
            <text:p>400.090,00</text:p>
          </table:table-cell>
          <table:table-cell office:value-type="float" office:value="338566" calcext:value-type="float">
            <text:p>338.56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5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45" calcext:value-type="float">
            <text:p>904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94" calcext:value-type="float">
            <text:p>400.094,00</text:p>
          </table:table-cell>
          <table:table-cell office:value-type="float" office:value="338569" calcext:value-type="float">
            <text:p>338.56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5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47" calcext:value-type="float">
            <text:p>904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097" calcext:value-type="float">
            <text:p>400.097,00</text:p>
          </table:table-cell>
          <table:table-cell office:value-type="float" office:value="338572" calcext:value-type="float">
            <text:p>338.57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5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48" calcext:value-type="float">
            <text:p>904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01" calcext:value-type="float">
            <text:p>400.101,00</text:p>
          </table:table-cell>
          <table:table-cell office:value-type="float" office:value="338576" calcext:value-type="float">
            <text:p>338.57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5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50" calcext:value-type="float">
            <text:p>905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105" calcext:value-type="float">
            <text:p>400.105,00</text:p>
          </table:table-cell>
          <table:table-cell office:value-type="float" office:value="338580" calcext:value-type="float">
            <text:p>338.58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5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52" calcext:value-type="float">
            <text:p>905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09" calcext:value-type="float">
            <text:p>400.109,00</text:p>
          </table:table-cell>
          <table:table-cell office:value-type="float" office:value="338584" calcext:value-type="float">
            <text:p>338.58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:5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54" calcext:value-type="float">
            <text:p>905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12" calcext:value-type="float">
            <text:p>400.112,00</text:p>
          </table:table-cell>
          <table:table-cell office:value-type="float" office:value="338586" calcext:value-type="float">
            <text:p>338.58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0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56" calcext:value-type="float">
            <text:p>905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16" calcext:value-type="float">
            <text:p>400.116,00</text:p>
          </table:table-cell>
          <table:table-cell office:value-type="float" office:value="338591" calcext:value-type="float">
            <text:p>338.59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0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57" calcext:value-type="float">
            <text:p>905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19" calcext:value-type="float">
            <text:p>400.119,00</text:p>
          </table:table-cell>
          <table:table-cell office:value-type="float" office:value="338593" calcext:value-type="float">
            <text:p>338.59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0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59" calcext:value-type="float">
            <text:p>905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122" calcext:value-type="float">
            <text:p>400.122,00</text:p>
          </table:table-cell>
          <table:table-cell office:value-type="float" office:value="338596" calcext:value-type="float">
            <text:p>338.59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0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61" calcext:value-type="float">
            <text:p>906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126" calcext:value-type="float">
            <text:p>400.126,00</text:p>
          </table:table-cell>
          <table:table-cell office:value-type="float" office:value="338600" calcext:value-type="float">
            <text:p>338.60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0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62" calcext:value-type="float">
            <text:p>906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29" calcext:value-type="float">
            <text:p>400.129,00</text:p>
          </table:table-cell>
          <table:table-cell office:value-type="float" office:value="338603" calcext:value-type="float">
            <text:p>338.60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0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64" calcext:value-type="float">
            <text:p>906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32" calcext:value-type="float">
            <text:p>400.132,00</text:p>
          </table:table-cell>
          <table:table-cell office:value-type="float" office:value="338606" calcext:value-type="float">
            <text:p>338.60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1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66" calcext:value-type="float">
            <text:p>906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36" calcext:value-type="float">
            <text:p>400.136,00</text:p>
          </table:table-cell>
          <table:table-cell office:value-type="float" office:value="338610" calcext:value-type="float">
            <text:p>338.61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1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68" calcext:value-type="float">
            <text:p>906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39" calcext:value-type="float">
            <text:p>400.139,00</text:p>
          </table:table-cell>
          <table:table-cell office:value-type="float" office:value="338613" calcext:value-type="float">
            <text:p>338.61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1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69" calcext:value-type="float">
            <text:p>906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43" calcext:value-type="float">
            <text:p>400.143,00</text:p>
          </table:table-cell>
          <table:table-cell office:value-type="float" office:value="338616" calcext:value-type="float">
            <text:p>338.61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1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71" calcext:value-type="float">
            <text:p>907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46" calcext:value-type="float">
            <text:p>400.146,00</text:p>
          </table:table-cell>
          <table:table-cell office:value-type="float" office:value="338619" calcext:value-type="float">
            <text:p>338.61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1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73" calcext:value-type="float">
            <text:p>907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50" calcext:value-type="float">
            <text:p>400.150,00</text:p>
          </table:table-cell>
          <table:table-cell office:value-type="float" office:value="338623" calcext:value-type="float">
            <text:p>338.62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2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75" calcext:value-type="float">
            <text:p>907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53" calcext:value-type="float">
            <text:p>400.153,00</text:p>
          </table:table-cell>
          <table:table-cell office:value-type="float" office:value="338626" calcext:value-type="float">
            <text:p>338.62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2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77" calcext:value-type="float">
            <text:p>907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400157" calcext:value-type="float">
            <text:p>400.157,00</text:p>
          </table:table-cell>
          <table:table-cell office:value-type="float" office:value="338630" calcext:value-type="float">
            <text:p>338.63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2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78" calcext:value-type="float">
            <text:p>907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60" calcext:value-type="float">
            <text:p>400.160,00</text:p>
          </table:table-cell>
          <table:table-cell office:value-type="float" office:value="338633" calcext:value-type="float">
            <text:p>338.63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2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80" calcext:value-type="float">
            <text:p>908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164" calcext:value-type="float">
            <text:p>400.164,00</text:p>
          </table:table-cell>
          <table:table-cell office:value-type="float" office:value="338636" calcext:value-type="float">
            <text:p>338.63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2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82" calcext:value-type="float">
            <text:p>908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67" calcext:value-type="float">
            <text:p>400.167,00</text:p>
          </table:table-cell>
          <table:table-cell office:value-type="float" office:value="338639" calcext:value-type="float">
            <text:p>338.63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2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84" calcext:value-type="float">
            <text:p>908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71" calcext:value-type="float">
            <text:p>400.171,00</text:p>
          </table:table-cell>
          <table:table-cell office:value-type="float" office:value="338643" calcext:value-type="float">
            <text:p>338.64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3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85" calcext:value-type="float">
            <text:p>908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400174" calcext:value-type="float">
            <text:p>400.174,00</text:p>
          </table:table-cell>
          <table:table-cell office:value-type="float" office:value="338646" calcext:value-type="float">
            <text:p>338.64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3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87" calcext:value-type="float">
            <text:p>908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78" calcext:value-type="float">
            <text:p>400.178,00</text:p>
          </table:table-cell>
          <table:table-cell office:value-type="float" office:value="338650" calcext:value-type="float">
            <text:p>338.65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3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89" calcext:value-type="float">
            <text:p>908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181" calcext:value-type="float">
            <text:p>400.181,00</text:p>
          </table:table-cell>
          <table:table-cell office:value-type="float" office:value="338653" calcext:value-type="float">
            <text:p>338.65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3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91" calcext:value-type="float">
            <text:p>909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185" calcext:value-type="float">
            <text:p>400.185,00</text:p>
          </table:table-cell>
          <table:table-cell office:value-type="float" office:value="338657" calcext:value-type="float">
            <text:p>338.65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3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92" calcext:value-type="float">
            <text:p>909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88" calcext:value-type="float">
            <text:p>400.188,00</text:p>
          </table:table-cell>
          <table:table-cell office:value-type="float" office:value="338660" calcext:value-type="float">
            <text:p>338.66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3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94" calcext:value-type="float">
            <text:p>909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92" calcext:value-type="float">
            <text:p>400.192,00</text:p>
          </table:table-cell>
          <table:table-cell office:value-type="float" office:value="338663" calcext:value-type="float">
            <text:p>338.66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4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96" calcext:value-type="float">
            <text:p>909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95" calcext:value-type="float">
            <text:p>400.195,00</text:p>
          </table:table-cell>
          <table:table-cell office:value-type="float" office:value="338666" calcext:value-type="float">
            <text:p>338.66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4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098" calcext:value-type="float">
            <text:p>909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199" calcext:value-type="float">
            <text:p>400.199,00</text:p>
          </table:table-cell>
          <table:table-cell office:value-type="float" office:value="338670" calcext:value-type="float">
            <text:p>338.67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4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00" calcext:value-type="float">
            <text:p>910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02" calcext:value-type="float">
            <text:p>400.202,00</text:p>
          </table:table-cell>
          <table:table-cell office:value-type="float" office:value="338673" calcext:value-type="float">
            <text:p>338.67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4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01" calcext:value-type="float">
            <text:p>910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06" calcext:value-type="float">
            <text:p>400.206,00</text:p>
          </table:table-cell>
          <table:table-cell office:value-type="float" office:value="338677" calcext:value-type="float">
            <text:p>338.67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4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03" calcext:value-type="float">
            <text:p>910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09" calcext:value-type="float">
            <text:p>400.209,00</text:p>
          </table:table-cell>
          <table:table-cell office:value-type="float" office:value="338680" calcext:value-type="float">
            <text:p>338.68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5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05" calcext:value-type="float">
            <text:p>910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13" calcext:value-type="float">
            <text:p>400.213,00</text:p>
          </table:table-cell>
          <table:table-cell office:value-type="float" office:value="338683" calcext:value-type="float">
            <text:p>338.68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5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07" calcext:value-type="float">
            <text:p>910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16" calcext:value-type="float">
            <text:p>400.216,00</text:p>
          </table:table-cell>
          <table:table-cell office:value-type="float" office:value="338687" calcext:value-type="float">
            <text:p>338.68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5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08" calcext:value-type="float">
            <text:p>910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20" calcext:value-type="float">
            <text:p>400.220,00</text:p>
          </table:table-cell>
          <table:table-cell office:value-type="float" office:value="338690" calcext:value-type="float">
            <text:p>338.69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5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10" calcext:value-type="float">
            <text:p>911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23" calcext:value-type="float">
            <text:p>400.223,00</text:p>
          </table:table-cell>
          <table:table-cell office:value-type="float" office:value="338693" calcext:value-type="float">
            <text:p>338.69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5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12" calcext:value-type="float">
            <text:p>911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27" calcext:value-type="float">
            <text:p>400.227,00</text:p>
          </table:table-cell>
          <table:table-cell office:value-type="float" office:value="338697" calcext:value-type="float">
            <text:p>338.69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4:5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14" calcext:value-type="float">
            <text:p>911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30" calcext:value-type="float">
            <text:p>400.230,00</text:p>
          </table:table-cell>
          <table:table-cell office:value-type="float" office:value="338700" calcext:value-type="float">
            <text:p>338.70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0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15" calcext:value-type="float">
            <text:p>911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34" calcext:value-type="float">
            <text:p>400.234,00</text:p>
          </table:table-cell>
          <table:table-cell office:value-type="float" office:value="338704" calcext:value-type="float">
            <text:p>338.70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0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17" calcext:value-type="float">
            <text:p>911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37" calcext:value-type="float">
            <text:p>400.237,00</text:p>
          </table:table-cell>
          <table:table-cell office:value-type="float" office:value="338707" calcext:value-type="float">
            <text:p>338.70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0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19" calcext:value-type="float">
            <text:p>911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41" calcext:value-type="float">
            <text:p>400.241,00</text:p>
          </table:table-cell>
          <table:table-cell office:value-type="float" office:value="338710" calcext:value-type="float">
            <text:p>338.71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0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21" calcext:value-type="float">
            <text:p>912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45" calcext:value-type="float">
            <text:p>400.245,00</text:p>
          </table:table-cell>
          <table:table-cell office:value-type="float" office:value="338714" calcext:value-type="float">
            <text:p>338.71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0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23" calcext:value-type="float">
            <text:p>912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48" calcext:value-type="float">
            <text:p>400.248,00</text:p>
          </table:table-cell>
          <table:table-cell office:value-type="float" office:value="338717" calcext:value-type="float">
            <text:p>338.71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1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25" calcext:value-type="float">
            <text:p>912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52" calcext:value-type="float">
            <text:p>400.252,00</text:p>
          </table:table-cell>
          <table:table-cell office:value-type="float" office:value="338721" calcext:value-type="float">
            <text:p>338.72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1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26" calcext:value-type="float">
            <text:p>912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55" calcext:value-type="float">
            <text:p>400.255,00</text:p>
          </table:table-cell>
          <table:table-cell office:value-type="float" office:value="338724" calcext:value-type="float">
            <text:p>338.72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1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28" calcext:value-type="float">
            <text:p>912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400259" calcext:value-type="float">
            <text:p>400.259,00</text:p>
          </table:table-cell>
          <table:table-cell office:value-type="float" office:value="338727" calcext:value-type="float">
            <text:p>338.72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1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30" calcext:value-type="float">
            <text:p>913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62" calcext:value-type="float">
            <text:p>400.262,00</text:p>
          </table:table-cell>
          <table:table-cell office:value-type="float" office:value="338731" calcext:value-type="float">
            <text:p>338.73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1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32" calcext:value-type="float">
            <text:p>913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66" calcext:value-type="float">
            <text:p>400.266,00</text:p>
          </table:table-cell>
          <table:table-cell office:value-type="float" office:value="338734" calcext:value-type="float">
            <text:p>338.73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1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33" calcext:value-type="float">
            <text:p>913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69" calcext:value-type="float">
            <text:p>400.269,00</text:p>
          </table:table-cell>
          <table:table-cell office:value-type="float" office:value="338737" calcext:value-type="float">
            <text:p>338.73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2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35" calcext:value-type="float">
            <text:p>913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72" calcext:value-type="float">
            <text:p>400.272,00</text:p>
          </table:table-cell>
          <table:table-cell office:value-type="float" office:value="338740" calcext:value-type="float">
            <text:p>338.74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2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37" calcext:value-type="float">
            <text:p>913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76" calcext:value-type="float">
            <text:p>400.276,00</text:p>
          </table:table-cell>
          <table:table-cell office:value-type="float" office:value="338744" calcext:value-type="float">
            <text:p>338.74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2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39" calcext:value-type="float">
            <text:p>913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80" calcext:value-type="float">
            <text:p>400.280,00</text:p>
          </table:table-cell>
          <table:table-cell office:value-type="float" office:value="338748" calcext:value-type="float">
            <text:p>338.74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2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41" calcext:value-type="float">
            <text:p>914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83" calcext:value-type="float">
            <text:p>400.283,00</text:p>
          </table:table-cell>
          <table:table-cell office:value-type="float" office:value="338751" calcext:value-type="float">
            <text:p>338.75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2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42" calcext:value-type="float">
            <text:p>914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87" calcext:value-type="float">
            <text:p>400.287,00</text:p>
          </table:table-cell>
          <table:table-cell office:value-type="float" office:value="338754" calcext:value-type="float">
            <text:p>338.75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2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44" calcext:value-type="float">
            <text:p>914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90" calcext:value-type="float">
            <text:p>400.290,00</text:p>
          </table:table-cell>
          <table:table-cell office:value-type="float" office:value="338757" calcext:value-type="float">
            <text:p>338.75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3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46" calcext:value-type="float">
            <text:p>914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294" calcext:value-type="float">
            <text:p>400.294,00</text:p>
          </table:table-cell>
          <table:table-cell office:value-type="float" office:value="338761" calcext:value-type="float">
            <text:p>338.76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3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48" calcext:value-type="float">
            <text:p>914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297" calcext:value-type="float">
            <text:p>400.297,00</text:p>
          </table:table-cell>
          <table:table-cell office:value-type="float" office:value="338764" calcext:value-type="float">
            <text:p>338.76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3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49" calcext:value-type="float">
            <text:p>914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01" calcext:value-type="float">
            <text:p>400.301,00</text:p>
          </table:table-cell>
          <table:table-cell office:value-type="float" office:value="338768" calcext:value-type="float">
            <text:p>338.76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3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51" calcext:value-type="float">
            <text:p>915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304" calcext:value-type="float">
            <text:p>400.304,00</text:p>
          </table:table-cell>
          <table:table-cell office:value-type="float" office:value="338771" calcext:value-type="float">
            <text:p>338.77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3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53" calcext:value-type="float">
            <text:p>915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08" calcext:value-type="float">
            <text:p>400.308,00</text:p>
          </table:table-cell>
          <table:table-cell office:value-type="float" office:value="338774" calcext:value-type="float">
            <text:p>338.77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4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55" calcext:value-type="float">
            <text:p>915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11" calcext:value-type="float">
            <text:p>400.311,00</text:p>
          </table:table-cell>
          <table:table-cell office:value-type="float" office:value="338778" calcext:value-type="float">
            <text:p>338.77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4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56" calcext:value-type="float">
            <text:p>915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14" calcext:value-type="float">
            <text:p>400.314,00</text:p>
          </table:table-cell>
          <table:table-cell office:value-type="float" office:value="338781" calcext:value-type="float">
            <text:p>338.78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4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58" calcext:value-type="float">
            <text:p>915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18" calcext:value-type="float">
            <text:p>400.318,00</text:p>
          </table:table-cell>
          <table:table-cell office:value-type="float" office:value="338784" calcext:value-type="float">
            <text:p>338.78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4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60" calcext:value-type="float">
            <text:p>916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21" calcext:value-type="float">
            <text:p>400.321,00</text:p>
          </table:table-cell>
          <table:table-cell office:value-type="float" office:value="338787" calcext:value-type="float">
            <text:p>338.78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4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61" calcext:value-type="float">
            <text:p>916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400325" calcext:value-type="float">
            <text:p>400.325,00</text:p>
          </table:table-cell>
          <table:table-cell office:value-type="float" office:value="338791" calcext:value-type="float">
            <text:p>338.79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4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63" calcext:value-type="float">
            <text:p>916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28" calcext:value-type="float">
            <text:p>400.328,00</text:p>
          </table:table-cell>
          <table:table-cell office:value-type="float" office:value="338794" calcext:value-type="float">
            <text:p>338.79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5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65" calcext:value-type="float">
            <text:p>916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32" calcext:value-type="float">
            <text:p>400.332,00</text:p>
          </table:table-cell>
          <table:table-cell office:value-type="float" office:value="338798" calcext:value-type="float">
            <text:p>338.79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5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67" calcext:value-type="float">
            <text:p>916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35" calcext:value-type="float">
            <text:p>400.335,00</text:p>
          </table:table-cell>
          <table:table-cell office:value-type="float" office:value="338801" calcext:value-type="float">
            <text:p>338.80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5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68" calcext:value-type="float">
            <text:p>916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39" calcext:value-type="float">
            <text:p>400.339,00</text:p>
          </table:table-cell>
          <table:table-cell office:value-type="float" office:value="338804" calcext:value-type="float">
            <text:p>338.80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5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70" calcext:value-type="float">
            <text:p>917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42" calcext:value-type="float">
            <text:p>400.342,00</text:p>
          </table:table-cell>
          <table:table-cell office:value-type="float" office:value="338807" calcext:value-type="float">
            <text:p>338.80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5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72" calcext:value-type="float">
            <text:p>917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46" calcext:value-type="float">
            <text:p>400.346,00</text:p>
          </table:table-cell>
          <table:table-cell office:value-type="float" office:value="338811" calcext:value-type="float">
            <text:p>338.81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5:5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74" calcext:value-type="float">
            <text:p>917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49" calcext:value-type="float">
            <text:p>400.349,00</text:p>
          </table:table-cell>
          <table:table-cell office:value-type="float" office:value="338814" calcext:value-type="float">
            <text:p>338.81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0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75" calcext:value-type="float">
            <text:p>917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52" calcext:value-type="float">
            <text:p>400.352,00</text:p>
          </table:table-cell>
          <table:table-cell office:value-type="float" office:value="338817" calcext:value-type="float">
            <text:p>338.81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0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77" calcext:value-type="float">
            <text:p>917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356" calcext:value-type="float">
            <text:p>400.356,00</text:p>
          </table:table-cell>
          <table:table-cell office:value-type="float" office:value="338821" calcext:value-type="float">
            <text:p>338.82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0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79" calcext:value-type="float">
            <text:p>917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59" calcext:value-type="float">
            <text:p>400.359,00</text:p>
          </table:table-cell>
          <table:table-cell office:value-type="float" office:value="338824" calcext:value-type="float">
            <text:p>338.82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0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81" calcext:value-type="float">
            <text:p>918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363" calcext:value-type="float">
            <text:p>400.363,00</text:p>
          </table:table-cell>
          <table:table-cell office:value-type="float" office:value="338828" calcext:value-type="float">
            <text:p>338.82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0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82" calcext:value-type="float">
            <text:p>918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66" calcext:value-type="float">
            <text:p>400.366,00</text:p>
          </table:table-cell>
          <table:table-cell office:value-type="float" office:value="338831" calcext:value-type="float">
            <text:p>338.83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0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84" calcext:value-type="float">
            <text:p>918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70" calcext:value-type="float">
            <text:p>400.370,00</text:p>
          </table:table-cell>
          <table:table-cell office:value-type="float" office:value="338834" calcext:value-type="float">
            <text:p>338.83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1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86" calcext:value-type="float">
            <text:p>918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73" calcext:value-type="float">
            <text:p>400.373,00</text:p>
          </table:table-cell>
          <table:table-cell office:value-type="float" office:value="338837" calcext:value-type="float">
            <text:p>338.83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1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88" calcext:value-type="float">
            <text:p>918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77" calcext:value-type="float">
            <text:p>400.377,00</text:p>
          </table:table-cell>
          <table:table-cell office:value-type="float" office:value="338841" calcext:value-type="float">
            <text:p>338.84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1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90" calcext:value-type="float">
            <text:p>919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380" calcext:value-type="float">
            <text:p>400.380,00</text:p>
          </table:table-cell>
          <table:table-cell office:value-type="float" office:value="338844" calcext:value-type="float">
            <text:p>338.84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1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91" calcext:value-type="float">
            <text:p>919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84" calcext:value-type="float">
            <text:p>400.384,00</text:p>
          </table:table-cell>
          <table:table-cell office:value-type="float" office:value="338848" calcext:value-type="float">
            <text:p>338.84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1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93" calcext:value-type="float">
            <text:p>919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87" calcext:value-type="float">
            <text:p>400.387,00</text:p>
          </table:table-cell>
          <table:table-cell office:value-type="float" office:value="338851" calcext:value-type="float">
            <text:p>338.85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2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95" calcext:value-type="float">
            <text:p>919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91" calcext:value-type="float">
            <text:p>400.391,00</text:p>
          </table:table-cell>
          <table:table-cell office:value-type="float" office:value="338855" calcext:value-type="float">
            <text:p>338.855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2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97" calcext:value-type="float">
            <text:p>919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395" calcext:value-type="float">
            <text:p>400.395,00</text:p>
          </table:table-cell>
          <table:table-cell office:value-type="float" office:value="338858" calcext:value-type="float">
            <text:p>338.85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2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199" calcext:value-type="float">
            <text:p>919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398" calcext:value-type="float">
            <text:p>400.398,00</text:p>
          </table:table-cell>
          <table:table-cell office:value-type="float" office:value="338861" calcext:value-type="float">
            <text:p>338.86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2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01" calcext:value-type="float">
            <text:p>920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02" calcext:value-type="float">
            <text:p>400.402,00</text:p>
          </table:table-cell>
          <table:table-cell office:value-type="float" office:value="338865" calcext:value-type="float">
            <text:p>338.865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2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03" calcext:value-type="float">
            <text:p>920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05" calcext:value-type="float">
            <text:p>400.405,00</text:p>
          </table:table-cell>
          <table:table-cell office:value-type="float" office:value="338868" calcext:value-type="float">
            <text:p>338.86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3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05" calcext:value-type="float">
            <text:p>920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09" calcext:value-type="float">
            <text:p>400.409,00</text:p>
          </table:table-cell>
          <table:table-cell office:value-type="float" office:value="338872" calcext:value-type="float">
            <text:p>338.87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3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07" calcext:value-type="float">
            <text:p>920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13" calcext:value-type="float">
            <text:p>400.413,00</text:p>
          </table:table-cell>
          <table:table-cell office:value-type="float" office:value="338875" calcext:value-type="float">
            <text:p>338.875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3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08" calcext:value-type="float">
            <text:p>920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16" calcext:value-type="float">
            <text:p>400.416,00</text:p>
          </table:table-cell>
          <table:table-cell office:value-type="float" office:value="338878" calcext:value-type="float">
            <text:p>338.87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3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10" calcext:value-type="float">
            <text:p>921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20" calcext:value-type="float">
            <text:p>400.420,00</text:p>
          </table:table-cell>
          <table:table-cell office:value-type="float" office:value="338882" calcext:value-type="float">
            <text:p>338.88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3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12" calcext:value-type="float">
            <text:p>921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23" calcext:value-type="float">
            <text:p>400.423,00</text:p>
          </table:table-cell>
          <table:table-cell office:value-type="float" office:value="338885" calcext:value-type="float">
            <text:p>338.885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3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14" calcext:value-type="float">
            <text:p>921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27" calcext:value-type="float">
            <text:p>400.427,00</text:p>
          </table:table-cell>
          <table:table-cell office:value-type="float" office:value="338889" calcext:value-type="float">
            <text:p>338.88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4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16" calcext:value-type="float">
            <text:p>921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30" calcext:value-type="float">
            <text:p>400.430,00</text:p>
          </table:table-cell>
          <table:table-cell office:value-type="float" office:value="338892" calcext:value-type="float">
            <text:p>338.89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4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18" calcext:value-type="float">
            <text:p>921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34" calcext:value-type="float">
            <text:p>400.434,00</text:p>
          </table:table-cell>
          <table:table-cell office:value-type="float" office:value="338895" calcext:value-type="float">
            <text:p>338.895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4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20" calcext:value-type="float">
            <text:p>922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438" calcext:value-type="float">
            <text:p>400.438,00</text:p>
          </table:table-cell>
          <table:table-cell office:value-type="float" office:value="338899" calcext:value-type="float">
            <text:p>338.89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4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22" calcext:value-type="float">
            <text:p>922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41" calcext:value-type="float">
            <text:p>400.441,00</text:p>
          </table:table-cell>
          <table:table-cell office:value-type="float" office:value="338902" calcext:value-type="float">
            <text:p>338.902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4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24" calcext:value-type="float">
            <text:p>922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45" calcext:value-type="float">
            <text:p>400.445,00</text:p>
          </table:table-cell>
          <table:table-cell office:value-type="float" office:value="338906" calcext:value-type="float">
            <text:p>338.90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5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26" calcext:value-type="float">
            <text:p>922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48" calcext:value-type="float">
            <text:p>400.448,00</text:p>
          </table:table-cell>
          <table:table-cell office:value-type="float" office:value="338909" calcext:value-type="float">
            <text:p>338.90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5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28" calcext:value-type="float">
            <text:p>922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52" calcext:value-type="float">
            <text:p>400.452,00</text:p>
          </table:table-cell>
          <table:table-cell office:value-type="float" office:value="338913" calcext:value-type="float">
            <text:p>338.91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5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30" calcext:value-type="float">
            <text:p>923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56" calcext:value-type="float">
            <text:p>400.456,00</text:p>
          </table:table-cell>
          <table:table-cell office:value-type="float" office:value="338916" calcext:value-type="float">
            <text:p>338.91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5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32" calcext:value-type="float">
            <text:p>923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59" calcext:value-type="float">
            <text:p>400.459,00</text:p>
          </table:table-cell>
          <table:table-cell office:value-type="float" office:value="338919" calcext:value-type="float">
            <text:p>338.91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:5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34" calcext:value-type="float">
            <text:p>923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63" calcext:value-type="float">
            <text:p>400.463,00</text:p>
          </table:table-cell>
          <table:table-cell office:value-type="float" office:value="338923" calcext:value-type="float">
            <text:p>338.92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0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36" calcext:value-type="float">
            <text:p>923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66" calcext:value-type="float">
            <text:p>400.466,00</text:p>
          </table:table-cell>
          <table:table-cell office:value-type="float" office:value="338926" calcext:value-type="float">
            <text:p>338.92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0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38" calcext:value-type="float">
            <text:p>923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70" calcext:value-type="float">
            <text:p>400.470,00</text:p>
          </table:table-cell>
          <table:table-cell office:value-type="float" office:value="338930" calcext:value-type="float">
            <text:p>338.93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0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39" calcext:value-type="float">
            <text:p>923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73" calcext:value-type="float">
            <text:p>400.473,00</text:p>
          </table:table-cell>
          <table:table-cell office:value-type="float" office:value="338933" calcext:value-type="float">
            <text:p>338.93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0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41" calcext:value-type="float">
            <text:p>924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77" calcext:value-type="float">
            <text:p>400.477,00</text:p>
          </table:table-cell>
          <table:table-cell office:value-type="float" office:value="338936" calcext:value-type="float">
            <text:p>338.93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0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43" calcext:value-type="float">
            <text:p>924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81" calcext:value-type="float">
            <text:p>400.481,00</text:p>
          </table:table-cell>
          <table:table-cell office:value-type="float" office:value="338940" calcext:value-type="float">
            <text:p>338.94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1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45" calcext:value-type="float">
            <text:p>924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84" calcext:value-type="float">
            <text:p>400.484,00</text:p>
          </table:table-cell>
          <table:table-cell office:value-type="float" office:value="338943" calcext:value-type="float">
            <text:p>338.94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1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47" calcext:value-type="float">
            <text:p>924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488" calcext:value-type="float">
            <text:p>400.488,00</text:p>
          </table:table-cell>
          <table:table-cell office:value-type="float" office:value="338947" calcext:value-type="float">
            <text:p>338.94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1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49" calcext:value-type="float">
            <text:p>924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491" calcext:value-type="float">
            <text:p>400.491,00</text:p>
          </table:table-cell>
          <table:table-cell office:value-type="float" office:value="338950" calcext:value-type="float">
            <text:p>338.95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1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50" calcext:value-type="float">
            <text:p>925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95" calcext:value-type="float">
            <text:p>400.495,00</text:p>
          </table:table-cell>
          <table:table-cell office:value-type="float" office:value="338953" calcext:value-type="float">
            <text:p>338.95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1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52" calcext:value-type="float">
            <text:p>925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498" calcext:value-type="float">
            <text:p>400.498,00</text:p>
          </table:table-cell>
          <table:table-cell office:value-type="float" office:value="338956" calcext:value-type="float">
            <text:p>338.95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1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54" calcext:value-type="float">
            <text:p>925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02" calcext:value-type="float">
            <text:p>400.502,00</text:p>
          </table:table-cell>
          <table:table-cell office:value-type="float" office:value="338960" calcext:value-type="float">
            <text:p>338.96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2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56" calcext:value-type="float">
            <text:p>925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05" calcext:value-type="float">
            <text:p>400.505,00</text:p>
          </table:table-cell>
          <table:table-cell office:value-type="float" office:value="338963" calcext:value-type="float">
            <text:p>338.96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2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58" calcext:value-type="float">
            <text:p>925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509" calcext:value-type="float">
            <text:p>400.509,00</text:p>
          </table:table-cell>
          <table:table-cell office:value-type="float" office:value="338967" calcext:value-type="float">
            <text:p>338.96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2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59" calcext:value-type="float">
            <text:p>925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12" calcext:value-type="float">
            <text:p>400.512,00</text:p>
          </table:table-cell>
          <table:table-cell office:value-type="float" office:value="338970" calcext:value-type="float">
            <text:p>338.97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2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61" calcext:value-type="float">
            <text:p>926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16" calcext:value-type="float">
            <text:p>400.516,00</text:p>
          </table:table-cell>
          <table:table-cell office:value-type="float" office:value="338974" calcext:value-type="float">
            <text:p>338.97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2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63" calcext:value-type="float">
            <text:p>926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19" calcext:value-type="float">
            <text:p>400.519,00</text:p>
          </table:table-cell>
          <table:table-cell office:value-type="float" office:value="338977" calcext:value-type="float">
            <text:p>338.97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3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65" calcext:value-type="float">
            <text:p>926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22" calcext:value-type="float">
            <text:p>400.522,00</text:p>
          </table:table-cell>
          <table:table-cell office:value-type="float" office:value="338980" calcext:value-type="float">
            <text:p>338.98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3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66" calcext:value-type="float">
            <text:p>926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26" calcext:value-type="float">
            <text:p>400.526,00</text:p>
          </table:table-cell>
          <table:table-cell office:value-type="float" office:value="338983" calcext:value-type="float">
            <text:p>338.98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3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68" calcext:value-type="float">
            <text:p>926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530" calcext:value-type="float">
            <text:p>400.530,00</text:p>
          </table:table-cell>
          <table:table-cell office:value-type="float" office:value="338987" calcext:value-type="float">
            <text:p>338.98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3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70" calcext:value-type="float">
            <text:p>927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33" calcext:value-type="float">
            <text:p>400.533,00</text:p>
          </table:table-cell>
          <table:table-cell office:value-type="float" office:value="338990" calcext:value-type="float">
            <text:p>338.99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3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72" calcext:value-type="float">
            <text:p>927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37" calcext:value-type="float">
            <text:p>400.537,00</text:p>
          </table:table-cell>
          <table:table-cell office:value-type="float" office:value="338994" calcext:value-type="float">
            <text:p>338.99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3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74" calcext:value-type="float">
            <text:p>927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540" calcext:value-type="float">
            <text:p>400.540,00</text:p>
          </table:table-cell>
          <table:table-cell office:value-type="float" office:value="338997" calcext:value-type="float">
            <text:p>338.99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4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76" calcext:value-type="float">
            <text:p>927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44" calcext:value-type="float">
            <text:p>400.544,00</text:p>
          </table:table-cell>
          <table:table-cell office:value-type="float" office:value="339000" calcext:value-type="float">
            <text:p>339.00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4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77" calcext:value-type="float">
            <text:p>927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47" calcext:value-type="float">
            <text:p>400.547,00</text:p>
          </table:table-cell>
          <table:table-cell office:value-type="float" office:value="339004" calcext:value-type="float">
            <text:p>339.00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4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79" calcext:value-type="float">
            <text:p>927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551" calcext:value-type="float">
            <text:p>400.551,00</text:p>
          </table:table-cell>
          <table:table-cell office:value-type="float" office:value="339007" calcext:value-type="float">
            <text:p>339.00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4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81" calcext:value-type="float">
            <text:p>928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54" calcext:value-type="float">
            <text:p>400.554,00</text:p>
          </table:table-cell>
          <table:table-cell office:value-type="float" office:value="339010" calcext:value-type="float">
            <text:p>339.01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4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83" calcext:value-type="float">
            <text:p>928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58" calcext:value-type="float">
            <text:p>400.558,00</text:p>
          </table:table-cell>
          <table:table-cell office:value-type="float" office:value="339014" calcext:value-type="float">
            <text:p>339.01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5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84" calcext:value-type="float">
            <text:p>928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61" calcext:value-type="float">
            <text:p>400.561,00</text:p>
          </table:table-cell>
          <table:table-cell office:value-type="float" office:value="339017" calcext:value-type="float">
            <text:p>339.01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5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86" calcext:value-type="float">
            <text:p>928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64" calcext:value-type="float">
            <text:p>400.564,00</text:p>
          </table:table-cell>
          <table:table-cell office:value-type="float" office:value="339020" calcext:value-type="float">
            <text:p>339.02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5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88" calcext:value-type="float">
            <text:p>928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400568" calcext:value-type="float">
            <text:p>400.568,00</text:p>
          </table:table-cell>
          <table:table-cell office:value-type="float" office:value="339024" calcext:value-type="float">
            <text:p>339.02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5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90" calcext:value-type="float">
            <text:p>929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72" calcext:value-type="float">
            <text:p>400.572,00</text:p>
          </table:table-cell>
          <table:table-cell office:value-type="float" office:value="339027" calcext:value-type="float">
            <text:p>339.02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5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91" calcext:value-type="float">
            <text:p>929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75" calcext:value-type="float">
            <text:p>400.575,00</text:p>
          </table:table-cell>
          <table:table-cell office:value-type="float" office:value="339030" calcext:value-type="float">
            <text:p>339.03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7:5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93" calcext:value-type="float">
            <text:p>929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float" office:value="400578" calcext:value-type="float">
            <text:p>400.578,00</text:p>
          </table:table-cell>
          <table:table-cell office:value-type="float" office:value="339034" calcext:value-type="float">
            <text:p>339.03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0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95" calcext:value-type="float">
            <text:p>929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82" calcext:value-type="float">
            <text:p>400.582,00</text:p>
          </table:table-cell>
          <table:table-cell office:value-type="float" office:value="339037" calcext:value-type="float">
            <text:p>339.03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0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97" calcext:value-type="float">
            <text:p>929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85" calcext:value-type="float">
            <text:p>400.585,00</text:p>
          </table:table-cell>
          <table:table-cell office:value-type="float" office:value="339040" calcext:value-type="float">
            <text:p>339.04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0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299" calcext:value-type="float">
            <text:p>929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89" calcext:value-type="float">
            <text:p>400.589,00</text:p>
          </table:table-cell>
          <table:table-cell office:value-type="float" office:value="339044" calcext:value-type="float">
            <text:p>339.04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0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00" calcext:value-type="float">
            <text:p>930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593" calcext:value-type="float">
            <text:p>400.593,00</text:p>
          </table:table-cell>
          <table:table-cell office:value-type="float" office:value="339048" calcext:value-type="float">
            <text:p>339.04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07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02" calcext:value-type="float">
            <text:p>930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596" calcext:value-type="float">
            <text:p>400.596,00</text:p>
          </table:table-cell>
          <table:table-cell office:value-type="float" office:value="339051" calcext:value-type="float">
            <text:p>339.05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0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04" calcext:value-type="float">
            <text:p>930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00" calcext:value-type="float">
            <text:p>400.600,00</text:p>
          </table:table-cell>
          <table:table-cell office:value-type="float" office:value="339054" calcext:value-type="float">
            <text:p>339.05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1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06" calcext:value-type="float">
            <text:p>930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03" calcext:value-type="float">
            <text:p>400.603,00</text:p>
          </table:table-cell>
          <table:table-cell office:value-type="float" office:value="339057" calcext:value-type="float">
            <text:p>339.05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1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08" calcext:value-type="float">
            <text:p>930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07" calcext:value-type="float">
            <text:p>400.607,00</text:p>
          </table:table-cell>
          <table:table-cell office:value-type="float" office:value="339061" calcext:value-type="float">
            <text:p>339.06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1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09" calcext:value-type="float">
            <text:p>930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10" calcext:value-type="float">
            <text:p>400.610,00</text:p>
          </table:table-cell>
          <table:table-cell office:value-type="float" office:value="339064" calcext:value-type="float">
            <text:p>339.06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1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11" calcext:value-type="float">
            <text:p>931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14" calcext:value-type="float">
            <text:p>400.614,00</text:p>
          </table:table-cell>
          <table:table-cell office:value-type="float" office:value="339068" calcext:value-type="float">
            <text:p>339.068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1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13" calcext:value-type="float">
            <text:p>931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17" calcext:value-type="float">
            <text:p>400.617,00</text:p>
          </table:table-cell>
          <table:table-cell office:value-type="float" office:value="339071" calcext:value-type="float">
            <text:p>339.07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15" calcext:value-type="float">
            <text:p>931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1" calcext:value-type="percentage">
            <text:p>1,00%</text:p>
          </table:table-cell>
          <table:table-cell office:value-type="float" office:value="400621" calcext:value-type="float">
            <text:p>400.621,00</text:p>
          </table:table-cell>
          <table:table-cell office:value-type="float" office:value="339074" calcext:value-type="float">
            <text:p>339.07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16" calcext:value-type="float">
            <text:p>9316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624" calcext:value-type="float">
            <text:p>400.624,00</text:p>
          </table:table-cell>
          <table:table-cell office:value-type="float" office:value="339077" calcext:value-type="float">
            <text:p>339.07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18" calcext:value-type="float">
            <text:p>931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28" calcext:value-type="float">
            <text:p>400.628,00</text:p>
          </table:table-cell>
          <table:table-cell office:value-type="float" office:value="339081" calcext:value-type="float">
            <text:p>339.081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0" calcext:value-type="float">
            <text:p>932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31" calcext:value-type="float">
            <text:p>400.631,00</text:p>
          </table:table-cell>
          <table:table-cell office:value-type="float" office:value="339084" calcext:value-type="float">
            <text:p>339.084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6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1" calcext:value-type="float">
            <text:p>9321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34" calcext:value-type="float">
            <text:p>400.634,00</text:p>
          </table:table-cell>
          <table:table-cell office:value-type="float" office:value="339087" calcext:value-type="float">
            <text:p>339.087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8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2" calcext:value-type="float">
            <text:p>9322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637" calcext:value-type="float">
            <text:p>400.637,00</text:p>
          </table:table-cell>
          <table:table-cell office:value-type="float" office:value="339090" calcext:value-type="float">
            <text:p>339.09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29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3" calcext:value-type="float">
            <text:p>9323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40" calcext:value-type="float">
            <text:p>400.640,00</text:p>
          </table:table-cell>
          <table:table-cell office:value-type="float" office:value="339093" calcext:value-type="float">
            <text:p>339.09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30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4" calcext:value-type="float">
            <text:p>9324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43" calcext:value-type="float">
            <text:p>400.643,00</text:p>
          </table:table-cell>
          <table:table-cell office:value-type="float" office:value="339096" calcext:value-type="float">
            <text:p>339.09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31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5" calcext:value-type="float">
            <text:p>9325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46" calcext:value-type="float">
            <text:p>400.646,00</text:p>
          </table:table-cell>
          <table:table-cell office:value-type="float" office:value="339100" calcext:value-type="float">
            <text:p>339.100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32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7" calcext:value-type="float">
            <text:p>9327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.005" calcext:value-type="percentage">
            <text:p>0,50%</text:p>
          </table:table-cell>
          <table:table-cell office:value-type="float" office:value="400649" calcext:value-type="float">
            <text:p>400.649,00</text:p>
          </table:table-cell>
          <table:table-cell office:value-type="float" office:value="339103" calcext:value-type="float">
            <text:p>339.103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33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8" calcext:value-type="float">
            <text:p>9328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52" calcext:value-type="float">
            <text:p>400.652,00</text:p>
          </table:table-cell>
          <table:table-cell office:value-type="float" office:value="339106" calcext:value-type="float">
            <text:p>339.106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34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29" calcext:value-type="float">
            <text:p>9329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55" calcext:value-type="float">
            <text:p>400.655,00</text:p>
          </table:table-cell>
          <table:table-cell office:value-type="float" office:value="339109" calcext:value-type="float">
            <text:p>339.109,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8:35</text:p>
          </table:table-cell>
          <table:table-cell table:style-name="ce1" office:value-type="string" calcext:value-type="string">
            <text:p>43:05</text:p>
          </table:table-cell>
          <table:table-cell office:value-type="float" office:value="9330" calcext:value-type="float">
            <text:p>9330</text:p>
          </table:table-cell>
          <table:table-cell table:style-name="ce2" office:value-type="percentage" office:value="0.009" calcext:value-type="percentage">
            <text:p>0,9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400657" calcext:value-type="float">
            <text:p>400.657,00</text:p>
          </table:table-cell>
          <table:table-cell office:value-type="float" office:value="339111" calcext:value-type="float">
            <text:p>339.111,00</text:p>
          </table:table-cell>
          <table:table-cell table:number-columns-repeated="6"/>
        </table:table-row>
        <table:table-row table:style-name="ro1" table:number-rows-repeated="104839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17:23:47.090828489</dc:date>
    <meta:editing-duration>PT2M55S</meta:editing-duration>
    <meta:editing-cycles>2</meta:editing-cycles>
    <meta:generator>LibreOffice/5.3.1.2$Linux_X86_64 LibreOffice_project/30m0$Build-2</meta:generator>
    <meta:document-statistic meta:table-count="1" meta:cell-count="1434" meta:object-count="0"/>
  </office:meta>
</office:document-meta>
</file>